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DestinationResolvingMessagingTemplate.resolveDestination( String destinatio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DestinationResolvingMessagingTemplate.send( String destinationName , Message &lt; ? &gt;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DestinationResolvingMessagingTemplate.convertAndSend( String destinationName , T payload , @ Nullable Map &lt; String , Object &gt; 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estinationResolvingMessagingTemplate.getDestination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estinationResolvingMessagingTemplate.convertAndSend( String destinationName , T payload , @ Nullable MessagePostProcessor postProcess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estinationResolvingMessagingTemplate.convertAndSend( String destinationName , T payload , @ Nullable Map &lt; String , Object &gt; headers , @ Nullable MessagePostProcessor postProcess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DestinationResolvingMessagingTemplate.setDestinationResolver( @ Nullable DestinationResolver &lt; D &gt; destination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estinationResolvingMessagingTemplate.sendAndReceive( String destinationName , Message &lt; ? &gt; request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DestinationResolvingMessagingTemplate.convertAndSend( String destinationName , T pay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estinationResolvingMessagingTemplate.receiveAndConvert( String destinationName , Class &lt; T &gt; targe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DestinationResolvingMessagingTemplate.convertSendAndReceive( String destinationName , Object request , Class &lt; T &gt; targe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DestinationResolvingMessagingTemplate.convertSendAndReceive( String destinationName , Object request , Class &lt; T &gt; targetClass , @ Nullable MessagePostProcessor postProcess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DestinationResolvingMessagingTemplate.convertSendAndReceive( String destinationName , Object request , @ Nullable Map &lt; String , Object &gt; headers , Class &lt; T &gt; targe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DestinationResolvingMessagingTemplate.convertSendAndReceive( String destinationName , Object request , @ Nullable Map &lt; String , Object &gt; headers , Class &lt; T &gt; targetClass , @ Nullable MessagePostProcessor postProcess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DestinationResolvingMessagingTemplate.receive( String destinatio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